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ingImpl.OrderingImpl( NamePathResolver resolver , DynamicOperandImpl operand ,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eringImpl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gImpl.getOper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g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